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04C2C904B7C3E8A58E8.png" manifest:media-type="image/png"/>
  <manifest:file-entry manifest:full-path="Pictures/100002010000062B000001FA3F22B2523F2D56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239cm"/>
      <style:paragraph-properties style:writing-mode="lr-tb"/>
    </style:style>
    <style:style style:name="gr3" style:family="graphic" style:parent-style-name="standard">
      <style:graphic-properties svg:stroke-width="0.018cm" svg:stroke-color="#ffffff" draw:marker-start-width="0.227cm" draw:marker-end-width="0.227cm" draw:fill-color="#ff0000" draw:textarea-horizontal-align="justify" draw:textarea-vertical-align="middle" draw:auto-grow-height="false" fo:min-height="0cm" fo:min-width="4.022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ffffff" draw:marker-start-width="0.227cm" draw:marker-end-width="0.227cm" draw:fill-color="#ff0000" draw:textarea-horizontal-align="justify" draw:textarea-vertical-align="middle" draw:auto-grow-height="false" fo:min-height="0cm" fo:min-width="1.335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fffff" draw:marker-start-width="0.227cm" draw:marker-end-width="0.227cm" draw:fill-color="#ff0000" draw:textarea-horizontal-align="justify" draw:textarea-vertical-align="middle" draw:auto-grow-height="false" fo:min-height="0cm" fo:min-width="0.485cm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0.2cm"/>
      <style:paragraph-properties style:writing-mode="lr-tb"/>
    </style:style>
    <style:style style:name="gr8" style:family="graphic" style:parent-style-name="standard">
      <style:graphic-properties draw:stroke="none" draw:fill="none" fo:min-height="0.39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c9211e" fo:font-size="8pt" style:font-size-asian="8pt" style:font-size-complex="8pt"/>
    </style:style>
    <style:style style:name="P2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color="#ff0000" fo:font-size="6pt" style:font-size-asian="6pt" style:font-size-complex="6pt"/>
    </style:style>
    <style:style style:name="P6" style:family="paragraph">
      <loext:graphic-properties draw:fill="none"/>
      <style:paragraph-properties style:writing-mode="lr-tb"/>
      <style:text-properties fo:color="#c9211e" fo:font-size="14pt" style:font-size-asian="14pt" style:font-size-complex="14pt"/>
    </style:style>
    <style:style style:name="P7" style:family="paragraph">
      <style:text-properties fo:font-size="5pt" fo:background-color="#ffff00" style:font-size-asian="5pt" style:font-size-complex="5pt"/>
    </style:style>
    <style:style style:name="P8" style:family="paragraph">
      <loext:graphic-properties draw:fill="none"/>
      <style:text-properties fo:font-size="5pt" fo:background-color="#ffff00" style:font-size-asian="5pt" style:font-size-complex="5pt"/>
    </style:style>
    <style:style style:name="T1" style:family="text">
      <style:text-properties fo:color="#c9211e" fo:font-size="6pt" style:font-size-asian="6pt" style:font-size-complex="6pt"/>
    </style:style>
    <style:style style:name="T2" style:family="text">
      <style:text-properties fo:color="#ff0000" fo:font-size="6pt" style:font-size-asian="6pt" style:font-size-complex="6pt"/>
    </style:style>
    <style:style style:name="T3" style:family="text">
      <style:text-properties fo:color="#c9211e" fo:font-size="14pt" style:font-size-asian="14pt" style:font-size-complex="14pt"/>
    </style:style>
    <style:style style:name="T4" style:family="text">
      <style:text-properties fo:font-size="5pt" fo:background-color="#ffff00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087cm" svg:x="1.178cm" svg:y="11.795cm">
          <draw:image xlink:href="Pictures/100002010000062B000001FA3F22B2523F2D56E2.png" xlink:type="simple" xlink:show="embed" xlink:actuate="onLoad" loext:mime-type="image/png">
            <text:p/>
          </draw:image>
        </draw:frame>
        <draw:frame draw:style-name="gr2" draw:text-style-name="P2" draw:layer="layout" svg:width="2.286cm" svg:height="0.489cm" svg:x="12.276cm" svg:y="15.035cm">
          <draw:text-box>
            <text:p><text:span text:style-name="T1">6.6 DP TFLOP/s =</text:span></text:p>
          </draw:text-box>
        </draw:frame>
        <draw:frame draw:style-name="gr2" draw:text-style-name="P2" draw:layer="layout" svg:width="2.286cm" svg:height="0.489cm" svg:x="12.276cm" svg:y="15.336cm">
          <draw:text-box>
            <text:p><text:span text:style-name="T1"><text:s text:c="3"/></text:span><text:span text:style-name="T1">898 HBM GB/s =</text:span></text:p>
          </draw:text-box>
        </draw:frame>
        <draw:custom-shape draw:style-name="gr3" draw:text-style-name="P3" draw:layer="layout" svg:width="4.572cm" svg:height="0.481cm" svg:x="6.715cm" svg:y="15.351cm">
          <text:p/>
          <draw:enhanced-geometry svg:viewBox="0 0 21600 21600" draw:text-areas="?f7 ?f0 21600 ?f2" draw:type="left-arrow" draw:modifiers="1022.89071680376 9135.8490566037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865cm" svg:height="0.481cm" draw:transform="rotate (-2.81975393952204) translate (18.278cm 14.918cm)">
          <text:p/>
          <draw:enhanced-geometry svg:viewBox="0 0 21600 21600" draw:text-areas="?f7 ?f0 21600 ?f2" draw:type="left-arrow" draw:modifiers="2882.31511254019 9141.908713692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5.099cm" svg:height="1.015cm" svg:x="12.919cm" svg:y="13.065cm">
          <draw:image xlink:href="Pictures/10000201000001C10000004C2C904B7C3E8A58E8.png" xlink:type="simple" xlink:show="embed" xlink:actuate="onLoad" loext:mime-type="image/png">
            <text:p/>
          </draw:image>
        </draw:frame>
        <draw:frame draw:style-name="gr2" draw:text-style-name="P2" draw:layer="layout" svg:width="2.286cm" svg:height="0.489cm" svg:x="13.876cm" svg:y="13.336cm">
          <draw:text-box>
            <text:p><text:span text:style-name="T1">2 * DP TFLOP/s =</text:span></text:p>
          </draw:text-box>
        </draw:frame>
        <draw:custom-shape draw:style-name="gr5" draw:text-style-name="P3" draw:layer="layout" svg:width="1.022cm" svg:height="0.481cm" draw:transform="rotate (2.51746291307662) translate (18.654cm 14.338cm)">
          <text:p/>
          <draw:enhanced-geometry svg:viewBox="0 0 21600 21600" draw:text-areas="?f7 ?f0 21600 ?f2" draw:type="left-arrow" draw:modifiers="2882.31511254019 9141.908713692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2.286cm" svg:height="0.489cm" svg:x="10.893cm" svg:y="14.275cm">
          <draw:text-box>
            <text:p><text:span text:style-name="T2">6.6 DP TFLOP/s</text:span></text:p>
          </draw:text-box>
        </draw:frame>
        <draw:frame draw:style-name="gr2" draw:text-style-name="P5" draw:layer="layout" svg:width="2.286cm" svg:height="0.489cm" svg:x="10.806cm" svg:y="13.836cm">
          <draw:text-box>
            <text:p><text:span text:style-name="T2">13.2 SP TFLOP/s</text:span></text:p>
          </draw:text-box>
        </draw:frame>
        <draw:frame draw:style-name="gr2" draw:text-style-name="P5" draw:layer="layout" svg:width="2.286cm" svg:height="0.489cm" draw:transform="rotate (0.404741853537485) translate (5.572cm 15.505cm)">
          <draw:text-box>
            <text:p><text:span text:style-name="T2"><text:s text:c="3"/></text:span><text:span text:style-name="T2">HBM: 898 GB/s</text:span></text:p>
          </draw:text-box>
        </draw:frame>
        <draw:frame draw:style-name="gr6" draw:text-style-name="P6" draw:layer="layout" svg:width="7.407cm" svg:height="0.963cm" svg:x="0.954cm" svg:y="12.33cm">
          <draw:text-box>
            <text:p><text:span text:style-name="T3">Tesla V100-SXM2-32GB</text:span></text:p>
          </draw:text-box>
        </draw:frame>
        <draw:frame draw:style-name="gr7" draw:text-style-name="P8" draw:layer="layout" svg:width="2.794cm" svg:height="0.45cm" svg:x="10.144cm" svg:y="14.543cm">
          <draw:text-box>
            <text:p text:style-name="P7"><text:span text:style-name="T4">Refra</text:span><text:span text:style-name="T4">me: </text:span><text:span text:style-name="T4">5.8 </text:span><text:span text:style-name="T4">DP <text:s text:c="4"/></text:span><text:span text:style-name="T4">TFLO</text:span><text:span text:style-name="T4">P/s</text:span></text:p>
          </draw:text-box>
        </draw:frame>
        <draw:frame draw:style-name="gr8" draw:text-style-name="P8" draw:layer="layout" svg:width="3.175cm" svg:height="0.649cm" svg:x="9.89cm" svg:y="14.081cm">
          <draw:text-box>
            <text:p text:style-name="P7"><text:span text:style-name="T4">Theor. peak: 7.8 DP <text:s text:c="4"/>TFLOP/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9T14:42:02.754446448</dc:date>
    <meta:editing-duration>PT32M1S</meta:editing-duration>
    <meta:editing-cycles>19</meta:editing-cycles>
    <meta:generator>LibreOffice/6.4.6.2$Linux_X86_64 LibreOffice_project/40$Build-2</meta:generator>
    <meta:document-statistic meta:object-count="14"/>
  </office:meta>
</office:document-meta>
</file>